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</office:automatic-styles>
  <office:body>
    <office:text text:use-soft-page-breaks="true">
      <text:h text:style-name="P1" text:outline-level="1">Fennex Meeting Minutes – 01/10/2024</text:h>
      <text:p text:style-name="Normal"/>
      <text:p text:style-name="Normal">Time: 09:30 -10:00</text:p>
      <text:p text:style-name="Normal">Attending: Admin Architects – Full Group. Bo – Fennex rep</text:p>
      <text:p text:style-name="Normal"/>
      <text:p text:style-name="Normal">Meeting Summary:</text:p>
      <text:list text:style-name="LFO1" text:continue-numbering="true">
        <text:list-item>
          <text:p text:style-name="P2">Intro from Bo and brief of project.</text:p>
        </text:list-item>
        <text:list-item>
          <text:p text:style-name="P3">Discussion on basic requirements:</text:p>
          <text:list text:continue-numbering="true">
            <text:list-item>
              <text:p text:style-name="P4">Cloud based storage</text:p>
            </text:list-item>
            <text:list-item>
              <text:p text:style-name="P5">Input Costs, Manpower etc.</text:p>
            </text:list-item>
            <text:list-item>
              <text:p text:style-name="P6">Design</text:p>
            </text:list-item>
            <text:list-item>
              <text:p text:style-name="P7">Outputting Graphs and numerical data to show benefits of transition</text:p>
            </text:list-item>
            <text:list-item>
              <text:p text:style-name="P8">Ability to contact Fennex</text:p>
            </text:list-item>
            <text:list-item>
              <text:p text:style-name="P9">Create profiles to contact or store history calculations</text:p>
            </text:list-item>
          </text:list>
        </text:list-item>
        <text:list-item>
          <text:p text:style-name="P10">Can focus project on one specific division, industry or sector.</text:p>
        </text:list-item>
        <text:list-item>
          <text:p text:style-name="P11">Outline of intended users and consumers.</text:p>
        </text:list-item>
        <text:list-item>
          <text:p text:style-name="P12">Discussion of premium model:</text:p>
          <text:list text:continue-numbering="true">
            <text:list-item>
              <text:p text:style-name="P13">Addition features or advanced versions of standard features included in premium.</text:p>
            </text:list-item>
            <text:list-item>
              <text:p text:style-name="P14">Limit number of form submissions, et</text:p>
            </text:list-item>
          </text:list>
        </text:list-item>
        <text:list-item>
          <text:p text:style-name="P15">Discussion of securing data and preventing DDOS attacks.</text:p>
        </text:list-item>
        <text:list-item>
          <text:p text:style-name="P16">Comparisons to improvements form other calculations.</text:p>
        </text:list-item>
      </text:list>
      <text:p text:style-name="Normal"/>
      <text:p text:style-name="Normal"/>
      <text:p text:style-name="Normal">Next Meeting:29/10/2024</text:p>
      <text:p text:style-name="Normal"/>
      <text:p text:style-name="Normal"/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W STEWART (2316979)</meta:initial-creator>
    <dc:creator>ANDREW STEWART (2316979)</dc:creator>
    <meta:creation-date>2024-10-01T09:35:00Z</meta:creation-date>
    <dc:date>2024-10-01T10:12:00Z</dc:date>
    <meta:template xlink:href="Normal" xlink:type="simple"/>
    <meta:editing-cycles>2</meta:editing-cycles>
    <meta:editing-duration>PT2220S</meta:editing-duration>
    <meta:document-statistic meta:page-count="1" meta:paragraph-count="1" meta:word-count="119" meta:character-count="798" meta:row-count="5" meta:non-whitespace-character-count="680"/>
  </office:meta>
</office:document-meta>
</file>